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65e9"/>
    </style:style>
    <style:style style:name="P2" style:family="paragraph" style:parent-style-name="Standard">
      <style:text-properties officeooo:rsid="000565e9" officeooo:paragraph-rsid="000565e9"/>
    </style:style>
    <style:style style:name="P3" style:family="paragraph" style:parent-style-name="Standard">
      <style:paragraph-properties fo:text-align="center" style:justify-single-word="false"/>
      <style:text-properties officeooo:rsid="000565e9" officeooo:paragraph-rsid="000565e9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er">
      <style:text-properties officeooo:rsid="00073e69" officeooo:paragraph-rsid="00073e69"/>
    </style:style>
    <style:style style:name="T1" style:family="text">
      <style:text-properties officeooo:rsid="000565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 </text:p>
      <text:h text:style-name="P4" text:outline-level="1">Übung zur Vorlesung Programmierung in der Bioinformatik. </text:h>
      <text:h text:style-name="P4" text:outline-level="1"><text:s/>Ausgabe am 02.12.2013</text:h>
      <text:p text:style-name="P3"> </text:p>
      <text:h text:style-name="Heading_20_2" text:outline-level="2">Aufgabe 8.1: </text:h>
      <text:p text:style-name="P2"><text:tab/></text:p>
      <text:h text:style-name="Heading_20_2" text:outline-level="2"> Aufgabe 8.2: </text:h>
      <text:p text:style-name="P2"><text:tab/>afg82.rb</text:p>
      <text:h text:style-name="Heading_20_2" text:outline-level="2"> Aufgabe 8.3: </text:h>
      <text:p text:style-name="P2"><text:tab/>accept10-1.rb,</text:p>
      <text:p text:style-name="P2"><text:tab/>correct10-1.rb</text:p>
      <text:h text:style-name="Heading_20_2" text:outline-level="2"> Aufgabe 8.4: </text:h>
      <text:p text:style-name="P1"><text:tab/><text:span text:style-name="T1">afg84.rb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4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4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3e69" officeooo:paragraph-rsid="00073e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leksandr Voroshylov (6590822)<text:tab/> <text:tab/>13.12.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sandr Voroshylov</meta:initial-creator>
    <meta:creation-date>2013-12-13T23:35:46.214622458</meta:creation-date>
    <dc:date>2013-12-13T23:41:15.957708977</dc:date>
    <dc:creator>Oleksandr Voroshylov</dc:creator>
    <meta:editing-duration>PT4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4" meta:word-count="26" meta:character-count="228" meta:non-whitespace-character-count="195"/>
  </office:meta>
</office:document-meta>
</file>